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5" style:family="graphic" style:parent-style-name="standard">
      <style:graphic-properties draw:stroke="none" draw:fill="none" fo:min-height="0.395cm"/>
    </style:style>
    <style:style style:name="gr1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1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3" draw:id="id3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4" draw:id="id4" draw:layer="layout" svg:width="2.307cm" svg:height="1.524cm" svg:x="11.792cm" svg:y="18.513cm">
          <draw:text-box>
            <text:p><text:s/>turtle</text:p>
          </draw:text-box>
        </draw:frame>
        <draw:frame draw:style-name="gr7" draw:text-style-name="P5" xml:id="id6" draw:id="id6" draw:layer="layout" svg:width="1.934cm" svg:height="0.862cm" svg:x="18.408cm" svg:y="8.05cm">
          <draw:text-box>
            <text:p><text:span text:style-name="T2">roam</text:span></text:p>
          </draw:text-box>
        </draw:frame>
        <draw:connector draw:style-name="gr4" draw:text-style-name="P4" draw:layer="layout" draw:type="curve" svg:x1="19.326cm" svg:y1="24.748cm" svg:x2="3.683cm" svg:y2="26.27cm" draw:start-shape="id3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945cm" svg:y2="20.037cm" draw:start-shape="id2" draw:start-glue-point="1" draw:end-shape="id4" draw:end-glue-point="2" svg:d="M3683 26270c6175 0 9262-2077 9262-6233" svg:viewBox="0 0 9263 6234">
          <text:p/>
        </draw:connector>
        <draw:frame draw:style-name="gr8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frame draw:style-name="gr9" draw:text-style-name="P8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0" draw:text-style-name="P8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1" draw:text-style-name="P8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2" draw:text-style-name="P8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9" draw:text-style-name="P8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3" draw:text-style-name="P8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4" draw:text-style-name="P8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5" draw:text-style-name="P9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16" draw:text-style-name="P2" xml:id="id5" draw:id="id5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1" draw:text-style-name="P8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17" draw:text-style-name="P4" draw:layer="layout" draw:type="curve" svg:x1="11.585cm" svg:y1="15.849cm" svg:x2="12.945cm" svg:y2="18.513cm" draw:start-shape="id5" draw:start-glue-point="2" draw:end-shape="id4" draw:end-glue-point="0" svg:d="M11585 15849c0 1998 1360 666 1360 2664" svg:viewBox="0 0 1361 2665">
          <text:p/>
        </draw:connector>
        <draw:frame draw:style-name="gr11" draw:text-style-name="P8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17" draw:text-style-name="P4" draw:layer="layout" draw:type="curve" svg:x1="18.12cm" svg:y1="23.986cm" svg:x2="5.021cm" svg:y2="14.43cm" draw:start-shape="id3" draw:start-glue-point="3" draw:end-shape="id1" draw:end-glue-point="2" svg:d="M18120 23986c-8733 0-13099-3185-13099-9556" svg:viewBox="0 0 13100 9557">
          <text:p/>
        </draw:connector>
        <draw:connector draw:style-name="gr17" draw:text-style-name="P4" draw:layer="layout" draw:type="curve" svg:x1="3.683cm" svg:y1="26.27cm" svg:x2="19.375cm" svg:y2="8.912cm" draw:start-shape="id2" draw:start-glue-point="1" draw:end-shape="id6" draw:end-glue-point="2" svg:d="M3683 26270c10462 0 15692-5786 15692-17358" svg:viewBox="0 0 15693 17359">
          <text:p/>
        </draw:connector>
        <draw:connector draw:style-name="gr17" draw:text-style-name="P4" draw:layer="layout" draw:type="curve" svg:x1="3.683cm" svg:y1="26.27cm" svg:x2="10.781cm" svg:y2="15.418cm" draw:start-shape="id2" draw:start-glue-point="1" draw:end-shape="id5" svg:d="M3683 26270c5323 0 1775-10852 7098-10852" svg:viewBox="0 0 7099 10853">
          <text:p/>
        </draw:connector>
        <draw:connector draw:style-name="gr17" draw:text-style-name="P4" draw:layer="layout" draw:type="curve" svg:x1="19.375cm" svg:y1="8.912cm" svg:x2="19.326cm" svg:y2="23.225cm" draw:start-shape="id6" draw:start-glue-point="2" draw:end-shape="id3" draw:end-glue-point="0" svg:d="M19375 8912c0 10735-49 3579-49 14313" svg:viewBox="0 0 50 14314">
          <text:p/>
        </draw:connector>
        <draw:connector draw:style-name="gr18" draw:text-style-name="P4" draw:layer="layout" draw:type="curve" svg:x1="19.375cm" svg:y1="8.912cm" svg:x2="14.099cm" svg:y2="19.275cm" draw:start-shape="id6" draw:start-glue-point="2" draw:end-shape="id4" draw:end-glue-point="1" svg:d="M19375 8912c0 6909-1758 10363-5276 10363" svg:viewBox="0 0 5277 10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10-04T13:05:59.626000000</dc:date>
    <meta:editing-duration>P9DT16H38M43S</meta:editing-duration>
    <meta:editing-cycles>66</meta:editing-cycles>
    <meta:generator>LibreOffice/6.0.4.2$Windows_X86_64 LibreOffice_project/9b0d9b32d5dcda91d2f1a96dc04c645c450872bf</meta:generator>
    <meta:print-date>2020-08-06T08:51:37.274000000</meta:print-date>
    <meta:document-statistic meta:object-count="27"/>
  </office:meta>
</office:document-meta>
</file>